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1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2.767cm" fo:break-before="auto" style:use-optimal-row-height="true"/>
    </style:style>
    <style:style style:name="ro3" style:family="table-row">
      <style:table-row-properties style:row-height="6.687cm" fo:break-before="auto" style:use-optimal-row-height="true"/>
    </style:style>
    <style:style style:name="ro4" style:family="table-row">
      <style:table-row-properties style:row-height="11.109cm" fo:break-before="auto" style:use-optimal-row-height="true"/>
    </style:style>
    <style:style style:name="ro5" style:family="table-row">
      <style:table-row-properties style:row-height="9.451cm" fo:break-before="auto" style:use-optimal-row-height="true"/>
    </style:style>
    <style:style style:name="ro6" style:family="table-row">
      <style:table-row-properties style:row-height="6.133cm" fo:break-before="auto" style:use-optimal-row-height="true"/>
    </style:style>
    <style:style style:name="ro7" style:family="table-row">
      <style:table-row-properties style:row-height="7.239cm" fo:break-before="auto" style:use-optimal-row-height="true"/>
    </style:style>
    <style:style style:name="ro8" style:family="table-row">
      <style:table-row-properties style:row-height="8.897cm" fo:break-before="auto" style:use-optimal-row-height="true"/>
    </style:style>
    <style:style style:name="ro10" style:family="table-row">
      <style:table-row-properties style:row-height="5.976cm" fo:break-before="auto" style:use-optimal-row-height="true"/>
    </style:style>
    <style:style style:name="ro11" style:family="table-row">
      <style:table-row-properties style:row-height="5.186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5.581cm" fo:break-before="auto" style:use-optimal-row-height="true"/>
    </style:style>
    <style:style style:name="ro15" style:family="table-row">
      <style:table-row-properties style:row-height="7.791cm" fo:break-before="auto" style:use-optimal-row-height="true"/>
    </style:style>
    <style:style style:name="ro16" style:family="table-row">
      <style:table-row-properties style:row-height="4.475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5"/>
        <table:table-column table:style-name="co6" table:default-cell-style-name="ce14"/>
        <table:table-column table:style-name="co7" table:default-cell-style-name="Default"/>
        <table:table-row table:style-name="ro1">
          <table:table-cell table:style-name="ce12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2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13" office:value-type="string" calcext:value-type="string">
            <text:p>Файл/строка</text:p>
          </table:table-cell>
          <table:table-cell table:style-name="ce13" office:value-type="string" calcext:value-type="string">
            <text:p>Фрагмент кода</text:p>
          </table:table-cell>
          <table:table-cell table:style-name="ce13" office:value-type="string" calcext:value-type="string">
            <text:p>Описание ошибки</text:p>
          </table:table-cell>
          <table:table-cell table:style-name="ce13" office:value-type="string" calcext:value-type="string">
            <text:p>Классификация CWE/Тип</text:p>
          </table:table-cell>
          <table:table-cell table:style-name="ce13" office:value-type="string" calcext:value-type="string">
            <text:p>Рекомендации по устранению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phene_sqlalchemy/fields.py:149</text:p>
          </table:table-cell>
          <table:table-cell office:value-type="string" calcext:value-type="string">
            <text:p>resolved = (await session.scalars(query)).all()</text:p>
          </table:table-cell>
          <table:table-cell table:style-name="ce15" office:value-type="string" calcext:value-type="string">
            <text:p>Критично (Memory DoS). В асинхронном резолвере (resolve_connection_async) выполняется метод .all(), который загружает все записи из БД в оперативную память приложения до применения пагинации (slicing). Если таблица содержит миллионы строк, это приведет к падению приложения (OOM Kill).</text:p>
          </table:table-cell>
          <table:table-cell office:value-type="string" calcext:value-type="string">
            <text:p>CWE-770: Allocation of Resources Without Limits or Throttling</text:p>
          </table:table-cell>
          <table:table-cell office:value-type="string" calcext:value-type="string">
            <text:p>Необходимо применять LIMIT и OFFSET (пагинацию) на уровне SQL-запроса (query) до вызова await и загрузки объектов в память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examples/flask_sqlalchemy/app.py:10</text:p>
          </table:table-cell>
          <table:table-cell office:value-type="string" calcext:value-type="string">
            <text:p>app.debug = True</text:p>
          </table:table-cell>
          <table:table-cell office:value-type="string" calcext:value-type="string">
            <text:p>В примере включен режим отладки Flask. Если разработчик скопирует этот код в продакшн, это откроет доступ к интерактивному отладчику (выполнение произвольного кода) и стекам ошибок.</text:p>
          </table:table-cell>
          <table:table-cell office:value-type="string" calcext:value-type="string">
            <text:p>CWE-489: Active Debug Code</text:p>
          </table:table-cell>
          <table:table-cell office:value-type="string" calcext:value-type="string">
            <text:p>Установить debug=False по умолчанию или использовать переменную окружения os.environ.get('FLASK_DEBUG', False)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graphene_sqlalchemy/filters.py:340, 344</text:p>
          </table:table-cell>
          <table:table-cell office:value-type="string" calcext:value-type="string">
            <text:p>return field.like(val) / return field.ilike(val)</text:p>
          </table:table-cell>
          <table:table-cell table:style-name="ce15" office:value-type="string" calcext:value-type="string">
            <text:p>Database DoS. Фильтры StringFilter позволяют использовать операторы like. Если пользователь передаст строку, начинающуюся с % (например, "%text"), база данных не сможет использовать индексы, что приведет к полному сканированию таблицы (Full Table Scan) и отказу в обслуживании БД.</text:p>
          </table:table-cell>
          <table:table-cell office:value-type="string" calcext:value-type="string">
            <text:p>CWE-400: Uncontrolled Resource Consumption</text:p>
          </table:table-cell>
          <table:table-cell office:value-type="string" calcext:value-type="string">
            <text:p>Либо запретить использование wildcard (%) в начале строки на уровне валидации, либо предупредить пользователей о рисках использования like на больших таблицах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graphene_sqlalchemy/batching.py:68, 70, 72</text:p>
          </table:table-cell>
          <table:table-cell office:value-type="string" calcext:value-type="string">
            <text:p>assert parent not in session.dirty</text:p>
          </table:table-cell>
          <table:table-cell table:style-name="ce15" office:value-type="string" calcext:value-type="string">
            <text:p>Logic Flaw. Использование инструкции assert для контроля логики (проверка состояния сессии). В Python при запуске с флагом оптимизации -O все assert удаляются из байт-кода. Это может привести к неопределенному поведению selectin загрузчика.</text:p>
          </table:table-cell>
          <table:table-cell office:value-type="string" calcext:value-type="string">
            <text:p>CWE-617: Reachable Assertion</text:p>
          </table:table-cell>
          <table:table-cell office:value-type="string" calcext:value-type="string">
            <text:p>Заменить assert на явные проверки: if ...: raise AssertionError(...) или RuntimeError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examples/flask_sqlalchemy/database.py:5</text:p>
          </table:table-cell>
          <table:table-cell office:value-type="string" calcext:value-type="string">
            <text:p>create_engine("sqlite:///database.sqlite3", ...)</text:p>
          </table:table-cell>
          <table:table-cell office:value-type="string" calcext:value-type="string">
            <text:p>Жестко закодированная строка подключения к БД. Хотя это SQLite в примере, паттерн копируется новичками. Это затрудняет ротацию секретов и конфигурирование в разных средах.</text:p>
          </table:table-cell>
          <table:table-cell office:value-type="string" calcext:value-type="string">
            <text:p>CWE-798: Use of Hard-coded Credentials</text:p>
          </table:table-cell>
          <table:table-cell office:value-type="string" calcext:value-type="string">
            <text:p>Использовать переменные окружения: os.getenv("DATABASE_URL", "sqlite:///...")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office:value-type="string" calcext:value-type="string">
            <text:p>graphene_sqlalchemy/converter.py:437</text:p>
          </table:table-cell>
          <table:table-cell office:value-type="string" calcext:value-type="string">
            <text:p>init_array_list_recursive</text:p>
          </table:table-cell>
          <table:table-cell office:value-type="string" calcext:value-type="string">
            <text:p>Потенциальная проблема с глубиной рекурсии. Если в БД определен тип ARRAY с очень большой размерностью (column.type.dimensions), это может вызвать переполнение стека (RecursionError).</text:p>
          </table:table-cell>
          <table:table-cell office:value-type="string" calcext:value-type="string">
            <text:p>CWE-674: Uncontrolled Recursion</text:p>
          </table:table-cell>
          <table:table-cell office:value-type="string" calcext:value-type="string">
            <text:p>Добавить проверку на максимальную размерность массива (например, не более 10) или переписать на итеративный подход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examples/nameko_sqlalchemy/app.py:29</text:p>
          </table:table-cell>
          <table:table-cell office:value-type="string" calcext:value-type="string">
            <text:p>content_type = request.mimetype</text:p>
          </table:table-cell>
          <table:table-cell office:value-type="string" calcext:value-type="string">
            <text:p>Определение формата тела запроса только по заголовку Content-Type. Если заголовок подделан (например, application/json), но тело содержит некорректные данные, последующий вызов load_json_body может вызвать исключение, не обрабатываемое явно в этом блоке.</text:p>
          </table:table-cell>
          <table:table-cell office:value-type="string" calcext:value-type="string">
            <text:p>Эвристика AI (Improper Input Handling)</text:p>
          </table:table-cell>
          <table:table-cell office:value-type="string" calcext:value-type="string">
            <text:p>Использовать try-except блоки при парсинге тела запроса (load_json_body) и возвращать 400 Bad Request при ошибках декодирования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office:value-type="string" calcext:value-type="string">
            <text:p>setup.py:32</text:p>
          </table:table-cell>
          <table:table-cell office:value-type="string" calcext:value-type="string">
            <text:p>setup(...)</text:p>
          </table:table-cell>
          <table:table-cell office:value-type="string" calcext:value-type="string">
            <text:p>Отсутствие фиксации хэшей зависимостей. Указаны только диапазоны версий (Graphene&gt;=3.0). Это делает библиотеку уязвимой к атакам на цепочку поставок (Dependency Confusion/Hijacking), если в PyPI появится вредоносная версия зависимостей.</text:p>
          </table:table-cell>
          <table:table-cell office:value-type="string" calcext:value-type="string">
            <text:p>CWE-1357: Reliance on Uncontrolled Components</text:p>
          </table:table-cell>
          <table:table-cell office:value-type="string" calcext:value-type="string">
            <text:p>Для разработки рекомендуется использовать poetry.lock или requirements.txt с хэшами. Для setup.py это допустимо, но требует регулярного аудита зависимостей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7"/>
        <table:table-column table:style-name="co6" table:default-cell-style-name="ce16"/>
        <table:table-column table:style-name="co7" table:default-cell-style-name="Default"/>
        <table:table-row table:style-name="ro1">
          <table:table-cell table:style-name="ce12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2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13" office:value-type="string" calcext:value-type="string">
            <text:p>Файл/строка</text:p>
          </table:table-cell>
          <table:table-cell table:style-name="ce13" office:value-type="string" calcext:value-type="string">
            <text:p>Фрагмент кода</text:p>
          </table:table-cell>
          <table:table-cell table:style-name="ce13" office:value-type="string" calcext:value-type="string">
            <text:p>Описание ошибки</text:p>
          </table:table-cell>
          <table:table-cell table:style-name="ce13" office:value-type="string" calcext:value-type="string">
            <text:p>Классификация CWE/Тип</text:p>
          </table:table-cell>
          <table:table-cell table:style-name="ce13" office:value-type="string" calcext:value-type="string">
            <text:p>Рекомендации по устранению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graphene_sqlalchemy/batching.py:1-220 </text:p>
            <text:p>graphene-sqlalchemy</text:p>
          </table:table-cell>
          <table:table-cell office:value-type="string" calcext:value-type="string">
            <text:p>RELATIONSHIP_LOADERS_CACHE: Dict[ sqlalchemy.orm.relationships.RelationshipProperty, RelationshipLoader ] = {} и использование RELATIONSHIP_LOADERS_CACHE[relationship_prop] = loader в _get_loader</text:p>
          </table:table-cell>
          <table:table-cell office:value-type="string" calcext:value-type="string">
            <text:p>Глобальный изменяемый кэш без синхронизации обновляется/читается из потенциально разных потоков/loop'ов — возможна гонка при одновременной регистрации нескольких загрузчиков (race condition), что может привести к повреждению словаря, потере/переписыванию валидных значений или исключениям в многопоточном/многопроцессном окружении.</text:p>
          </table:table-cell>
          <table:table-cell office:value-type="string" calcext:value-type="string">
            <text:p>Эвристика AI — Race Condition / Thread-safety</text:p>
          </table:table-cell>
          <table:table-cell office:value-type="string" calcext:value-type="string">
            <text:p>Добавить синхронизацию при доступе к кэшу: использовать threading.Lock/asyncio.Lock или collections.defaultdict с атомарной конструкцией, либо использовать weakref.WeakKeyDictionary + блокировку. Альтернатива — инициализировать кэш в безопасной зоне (single-thread) или хранить кэш в объекте loop-специфичном (keyed by loop) с безопасной инициализацией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graphene_sqlalchemy/batching.py:60-120 </text:p>
            <text:p>graphene-sqlalchemy</text:p>
          </table:table-cell>
          <table:table-cell office:value-type="string" calcext:value-type="string">
            <text:p>for parent in parents: assert session is Session.object_session(parent) assert parent not in session.dirty</text:p>
          </table:table-cell>
          <table:table-cell office:value-type="string" calcext:value-type="string">
            <text:p>Использование assert для проверки предпосылок безопасности/корректности — опасно: в оптимизированном режиме Python (опция -O) assert отключается, проверки не выполнятся, и код будет продолжать работу в некорректных условиях. Это может привести к неожиданному поведению/интеграционным уязвимостям.</text:p>
          </table:table-cell>
          <table:table-cell office:value-type="string" calcext:value-type="string">
            <text:p>Эвристика AI — Logic Flaw / Incorrect use of assert</text:p>
          </table:table-cell>
          <table:table-cell office:value-type="string" calcext:value-type="string">
            <text:p>Заменить assert на явные проверки с if + raise AssertionError / RuntimeError с понятным сообщением, чтобы гарантировать выполнение проверок в любых режимах интерпретатора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graphene_sqlalchemy/fields.py:~120-220 </text:p>
            <text:p>graphene-sqlalchemy</text:p>
          </table:table-cell>
          <table:table-cell office:value-type="string" calcext:value-type="string">
            <text:p>if isinstance(resolved, Query): _len = resolved.count() else: _len = len(resolved) ... connection = connection_from_array_slice(array_slice=resolved, args=args, slice_start=0, array_length=_len, array_slice_length=_len, ...) connection.iterable = resolved</text:p>
          </table:table-cell>
          <table:table-cell office:value-type="string" calcext:value-type="string">
            <text:p>Для асинхронного и синхронного резолверов код может материализовать весь набор результатов в память (.all() в async-ветке и использование len(resolved) / count() затем передача в connection). При больших наборах данных это приводит к значительному потреблению памяти — риск DoS / OOM (Denial of Service).</text:p>
          </table:table-cell>
          <table:table-cell office:value-type="string" calcext:value-type="string">
            <text:p>Эвристика AI — Resource Exhaustion / DoS</text:p>
          </table:table-cell>
          <table:table-cell office:value-type="string" calcext:value-type="string">
            <text:p>Реализовать постраничную загрузку (lazy / cursor-based pagination), использовать LIMIT/OFFSET или SQLAlchemy yield_per() / streaming курсоры вместо .all(), не материализовать весь результат одновременно. При асинхронном исполнении использовать scalars(query).fetchmany() или итераторы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examples/filters/database.py:6-12 </text:p>
            <text:p>graphene-sqlalchemy</text:p>
          </table:table-cell>
          <table:table-cell office:value-type="string" calcext:value-type="string">
            <text:p>engine = create_engine("sqlite://", connect_args={"check_same_thread": False}, echo=True)</text:p>
          </table:table-cell>
          <table:table-cell office:value-type="string" calcext:value-type="string">
            <text:p>echo=True включает логирование всех SQL-запросов (включая значения параметров) в stdout/логи — может привести к утечке конфиденциальных данных (PII, пароли, токены) через лог-файлы.</text:p>
          </table:table-cell>
          <table:table-cell office:value-type="string" calcext:value-type="string">
            <text:p>CWE-532 — Information Exposure Through Log Files (Информация в логах)</text:p>
          </table:table-cell>
          <table:table-cell office:value-type="string" calcext:value-type="string">
            <text:p>Отключить echo в продакшн (оставлять лишь для локальной отладки). При необходимости логировать — использовать безопасные настройки логирования и redaction (маскировку) чувствительных параметров.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office:value-type="string" calcext:value-type="string">
            <text:p>examples/flask_sqlalchemy/database.py и examples/nameko_sqlalchemy/database.py (инициализация БД)</text:p>
          </table:table-cell>
          <table:table-cell office:value-type="string" calcext:value-type="string">
            <text:p>Base.metadata.drop_all(bind=engine) Base.metadata.create_all(bind=engine) ... db_session.commit()</text:p>
          </table:table-cell>
          <table:table-cell office:value-type="string" calcext:value-type="string">
            <text:p>Скрипты примеров прямо запускают drop_all() и create_all() — опасно если такие примеры выполняются случайно в окружении с настоящими данными (может привести к потере данных). Это больше операционный риск, но сочетание с автоматической инициализацией в App.__init__ (см. nameko) повышает вероятность ошибки.</text:p>
          </table:table-cell>
          <table:table-cell office:value-type="string" calcext:value-type="string">
            <text:p>Эвристика AI — Operational Risk / Logic Flaw</text:p>
          </table:table-cell>
          <table:table-cell office:value-type="string" calcext:value-type="string">
            <text:p>В примерах явно пометить и ограничить вызов drop_all()/create_all() (например, запускать только если установлен флаг TESTING/ENV=development), не вызывать при старте приложения по-умолчанию в production. Документировать и защищать такие операции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examples/filters/database.py:... </text:p>
            <text:p>graphene-sqlalchemy</text:p>
          </table:table-cell>
          <table:table-cell office:value-type="string" calcext:value-type="string">
            <text:p>scoped_session.execute("PRAGMA foreign_keys=on")</text:p>
          </table:table-cell>
          <table:table-cell office:value-type="string" calcext:value-type="string">
            <text:p>Выполнение сырого SQL через execute() со строковым SQL — при текущем коде аргумент константный (низкий риск), но паттерн показывает использование сырой SQL как строк; при изменении кода и подстановке пользовательских данных это может привести к SQL-инъекции.</text:p>
          </table:table-cell>
          <table:table-cell office:value-type="string" calcext:value-type="string">
            <text:p>CWE-89 — SQL Injection (при изменении использования) / Эвристика AI: Raw SQL execution</text:p>
          </table:table-cell>
          <table:table-cell office:value-type="string" calcext:value-type="string">
            <text:p>По возможности использовать SQLAlchemy API (DDL/PRAGMA соответствующие методы) с параметризацией. Никогда не формировать SQL-конструкции конкатенацией с пользовательскими данными; если нужно — использовать параметры привязки. Добавить комментарий/ограничение к таким местам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graphene_sqlalchemy/batching.py: вызов внутренних API </text:p>
            <text:p>graphene-sqlalchemy</text:p>
          </table:table-cell>
          <table:table-cell office:value-type="string" calcext:value-type="string">
            <text:p>parent_mapper_query._compile_context() и вызов приватного _load_for_path (selectin_loader._load_for_path(...)) — использование внутренних/приватных API SQLAlchemy</text:p>
          </table:table-cell>
          <table:table-cell office:value-type="string" calcext:value-type="string">
            <text:p>Использование приватных/внутренних API ломает инварианты совместимости: в будущих версиях методы могут поменяться/удалиться, это может привести к неожиданным ошибкам в рантайме и потенциально к логике, которая нарушает инварианты сессии/безопасности.</text:p>
          </table:table-cell>
          <table:table-cell office:value-type="string" calcext:value-type="string">
            <text:p>Эвристика AI — Logic Flaw / Maintainability risk</text:p>
          </table:table-cell>
          <table:table-cell office:value-type="string" calcext:value-type="string">
            <text:p>По возможности заменить на официально поддержанные публичные API SQLAlchemy или удерживать этот код хорошо задокументированным и покрытым тестами, отслеживать версии SQLAlchemy в CI; добавить защитные проверки версий и fallback-логики.</text:p>
          </table:table-cell>
          <table:table-cell office:value-type="string" calcext:value-type="string">
            <text:p>ЛС</text:p>
          </table:table-cell>
        </table:table-row>
        <table:table-row table:style-name="ro11">
          <table:table-cell/>
          <table:table-cell office:value-type="string" calcext:value-type="string">
            <text:p>examples/nameko_sqlalchemy/app.py: parse_body </text:p>
            <text:p>graphene-sqlalchemy</text:p>
          </table:table-cell>
          <table:table-cell office:value-type="string" calcext:value-type="string">
            <text:p>if content_type == "application/graphql": return {"query": request.data.decode("utf8")} elif content_type == "application/json": return load_json_body(request.data.decode("utf8")) elif content_type in ("application/x-www-form-urlencoded", "multipart/form-data"): return request.form</text:p>
          </table:table-cell>
          <table:table-cell office:value-type="string" calcext:value-type="string">
            <text:p>Непроверенная десериализация/парсинг больших пользовательских тел запроса. Любые большие/злойвредные JSON или multipart payload'ы могут потреблять ресурсы сервиса (вызвать OOM, DoS). Также load_json_body — неизвестно как обрабатывает непредсказуемый ввод (парсер должен ограничивать глубину/размер).</text:p>
          </table:table-cell>
          <table:table-cell office:value-type="string" calcext:value-type="string">
            <text:p>Эвристика AI — Resource Exhaustion / DoS</text:p>
          </table:table-cell>
          <table:table-cell office:value-type="string" calcext:value-type="string">
            <text:p>Ограничивать размер тела запроса (на уровне web-сервера/фреймворка), использовать таймауты/лимиты, валидировать JSON до полной десериализации, применять json.loads с контролем глубины/размера или streaming-парсер для больших payload'ов. Документировать допустимые пределы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Default"/>
        <table:table-row table:style-name="ro1">
          <table:table-cell table:style-name="ce12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2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13" office:value-type="string" calcext:value-type="string">
            <text:p>Файл/строка</text:p>
          </table:table-cell>
          <table:table-cell table:style-name="ce13" office:value-type="string" calcext:value-type="string">
            <text:p>Фрагмент кода</text:p>
          </table:table-cell>
          <table:table-cell table:style-name="ce13" office:value-type="string" calcext:value-type="string">
            <text:p>Описание ошибки</text:p>
          </table:table-cell>
          <table:table-cell table:style-name="ce13" office:value-type="string" calcext:value-type="string">
            <text:p>Классификация CWE/Тип</text:p>
          </table:table-cell>
          <table:table-cell table:style-name="ce13" office:value-type="string" calcext:value-type="string">
            <text:p>Рекомендации по устранению</text:p>
          </table:table-cell>
          <table:table-cell/>
        </table:table-row>
        <table:table-row table:style-name="ro15">
          <table:table-cell/>
          <table:table-cell office:value-type="string" calcext:value-type="string">
            <text:p>graphene_sqlalchemy\tests\test_query.py:255</text:p>
          </table:table-cell>
          <table:table-cell office:value-type="string" calcext:value-type="string">
            <text:p>async def mutate(self, info, headline, reporter_id):&lt;br&gt; reporter = await Report erNode.get_node(reporter_id, info)&lt;br&gt; new_article = Article(headline=headline, reporter_id=reporter_id)</text:p>
          </table:table-cell>
          <table:table-cell office:value-type="string" calcext:value-type="string">
            <text:p>Отсутствие проверки прав доступа при создании статьи. Любой пользователь может создавать статьи для любого репортера без авторизации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Добавить проверку прав доступа перед выполнением операции. Убедиться, что пользователь имеет право создавать статьи для указанного репортера.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office:value-type="string" calcext:value-type="string">
            <text:p>graphene_sqlalchemy\tests\test_query.py:256</text:p>
          </table:table-cell>
          <table:table-cell office:value-type="string" calcext:value-type="string">
            <text:p>new_article = Article(headline=headline, reporter_id=reporter_id)</text:p>
          </table:table-cell>
          <table:table-cell office:value-type="string" calcext:value-type="string">
            <text:p>Отсутствие валидации входных данных перед использованием в бизнес-логике. Возможны проблемы с обработкой пустых или чрезмерно длинных значений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Добавить валидацию входных параметров: проверить длину headline, убедиться, что reporter_id существует и является допустимым.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/>
          <table:table-cell office:value-type="string" calcext:value-type="string">
            <text:p>graphene_sqlalchemy\utils.py:205</text:p>
          </table:table-cell>
          <table:table-cell office:value-type="string" calcext:value-type="string">
            <text:p>def reset_global_registry():&lt;br&gt; global registry&lt;br&gt; registry = None</text:p>
          </table:table-cell>
          <table:table-cell office:value-type="string" calcext:value-type="string">
            <text:p>Глобальная функция сброса реестра может привести к состоянию гонки, если вызывается во время выполнения в многопоточной/асинхронной среде.</text:p>
          </table:table-cell>
          <table:table-cell office:value-type="string" calcext:value-type="string">
            <text:p>CWE-364 (Signal Handler Race Condition) / Эвристика AI</text:p>
          </table:table-cell>
          <table:table-cell office:value-type="string" calcext:value-type="string">
            <text:p>Избегать глобального состояния в веб-приложениях. Если сброс необходим, реализовать его с использованием блокировок или ограничить вызов только в безопасных контекстах (тесты, инициализация)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/>
          <table:table-cell office:value-type="string" calcext:value-type="string">
            <text:p>graphene_sqlalchemy\tests\test_filters.py:238</text:p>
          </table:table-cell>
          <table:table-cell office:value-type="string" calcext:value-type="string">
            <text:p>class MathFilter(FloatFilter):&lt;br&gt; class Meta:&lt;br&gt; graphene_type = graphene.Float&lt;br&gt;&lt;br&gt; @classmethod&lt;br&gt; def divisible_by_filter(cls, query, field, v al: int) -&gt; bool:&lt;br&gt; return is_(field % val, 0)</text:p>
          </table:table-cell>
          <table:table-cell office:value-type="string" calcext:value-type="string">
            <text:p>Потенциальная уязвимость деления на ноль при операции field % val, если val равно 0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Добавить проверку, что val не равно 0 перед выполнением операции деления по модулю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graphene_sqlalchemy\tests\test_utils.py:20</text:p>
          </table:table-cell>
          <table:table-cell office:value-type="string" calcext:value-type="string">
            <text:p>return re.sub(r "\[generated in \d+.?\d*s\]\s ", " ", message)</text:p>
          </table:table-cell>
          <table:table-cell office:value-type="string" calcext:value-type="string">
            <text:p>Регулярное выражение может быть уязвимо к ReDoS (регулярные выражения с катастрофическим откатом) при обработке специально сконструированных строк.</text:p>
          </table:table-cell>
          <table:table-cell office:value-type="string" calcext:value-type="string">
            <text:p>CWE-400 (Uncontrolled Resource Consumption) / Эвристика AI</text:p>
          </table:table-cell>
          <table:table-cell office:value-type="string" calcext:value-type="string">
            <text:p>Упростить регулярное выражение или добавить ограничение по времени выполнения. Проверить входные данные перед применением регулярного выражения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/>
          <table:table-cell office:value-type="string" calcext:value-type="string">
            <text:p>graphene_sqlalchemy\tests\test_utils.py:42</text:p>
          </table:table-cell>
          <table:table-cell office:value-type="string" calcext:value-type="string">
            <text:p>def eventually_await_session(session, func, *args):&lt;br&gt; if inspect.iscoroutinefunction(getattr(session, func)):&lt;br&gt; await getattr(session, func)(*args)&lt;br&gt; else:&lt;br&gt; getattr(session, func)(*args)</text:p>
          </table:table-cell>
          <table:table-cell office:value-type="string" calcext:value-type="string">
            <text:p>Универсальная функция для вызова методов сессии не проверяет корректность передаваемых аргументов, что может привести к неожиданному поведению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Добавить проверку типа аргументов и валидацию передаваемых данных. Использовать более конкретные функции для различных операций сессии вместо универсальной обертки.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office:value-type="string" calcext:value-type="string">
            <text:p>graphene_sqlalchemy\tests\test_filters.py:53</text:p>
          </table:table-cell>
          <table:table-cell office:value-type="string" calcext:value-type="string">
            <text:p>@pytest.mark.xfail&lt;br&gt;@pytest.mark.asyncio&lt;br&gt;async def test_filter...:&lt;br&gt; raise NotImplementedError</text:p>
          </table:table-cell>
          <table:table-cell office:value-type="string" calcext:value-type="string">
            <text:p>Несколько тестов помечены как xfail с NotImplementedError. Это указывает на незавершенную функциональность, которая может содержать скрытые уязвимости после реализации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Завершить реализацию тестов и основной функциональности. Провести дополнительный аудит кода после завершения реализации.</text:p>
          </table:table-cell>
          <table:table-cell office:value-type="string" calcext:value-type="string">
            <text:p>Л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3:29:44.901152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23:59:01.187995100</meta:creation-date>
    <dc:date>2025-12-01T02:12:24.325514600</dc:date>
    <meta:editing-duration>PT9M30S</meta:editing-duration>
    <meta:editing-cycles>2</meta:editing-cycles>
    <meta:generator>LibreOffice/25.2.6.2$Windows_X86_64 LibreOffice_project/729c5bfe710f5eb71ed3bbde9e06a6065e9c6c5d</meta:generator>
    <meta:document-statistic meta:table-count="3" meta:cell-count="159" meta:object-count="0"/>
  </office:meta>
</office:document-meta>
</file>